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BNF_5f_Satisfied">
      <style:graphic-properties draw:textarea-horizontal-align="center" draw:textarea-vertical-align="middle"/>
    </style:style>
    <style:style style:name="gr2" style:family="graphic" style:parent-style-name="standard">
      <style:graphic-properties draw:marker-end="Arrow" draw:marker-end-width="0.2cm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BNF_5f_Incomplete">
      <style:graphic-properties draw:textarea-horizontal-align="center" draw:textarea-vertical-align="middle"/>
    </style:style>
    <style:style style:name="gr5" style:family="graphic" style:parent-style-name="BNF_5f_Leaf">
      <style:graphic-properties draw:textarea-horizontal-align="center" draw:textarea-vertical-align="middle"/>
    </style:style>
    <style:style style:name="gr6" style:family="graphic" style:parent-style-name="standard">
      <style:graphic-properties draw:stroke="dash" draw:stroke-dash="Ultrafine_20_2_20_Dots_20_3_20_Dashes" svg:stroke-color="#c0c0c0" draw:textarea-horizontal-align="center" draw:textarea-vertical-align="middle"/>
    </style:style>
    <style:style style:name="gr7" style:family="graphic" style:parent-style-name="headline1">
      <style:graphic-properties draw:textarea-horizontal-align="left" draw:auto-grow-height="true" draw:auto-grow-width="true" fo:min-height="0.689cm" fo:min-width="10.453cm"/>
    </style:style>
    <style:style style:name="gr8" style:family="graphic" style:parent-style-name="headline1">
      <style:graphic-properties draw:textarea-horizontal-align="left" draw:auto-grow-height="true" draw:auto-grow-width="true" fo:min-height="0.689cm" fo:min-width="9.262cm"/>
    </style:style>
    <style:style style:name="gr9" style:family="graphic" style:parent-style-name="headline1">
      <style:graphic-properties draw:textarea-horizontal-align="left" draw:auto-grow-height="true" draw:auto-grow-width="true" fo:min-height="0.689cm" fo:min-width="4.368cm"/>
    </style:style>
    <style:style style:name="gr10" style:family="graphic" style:parent-style-name="headline1">
      <style:graphic-properties draw:textarea-horizontal-align="left" draw:auto-grow-height="true" draw:auto-grow-width="true" fo:min-height="0.689cm" fo:min-width="5.294cm"/>
    </style:style>
    <style:style style:name="gr11" style:family="graphic" style:parent-style-name="headline1">
      <style:graphic-properties draw:textarea-horizontal-align="left" draw:auto-grow-height="true" draw:auto-grow-width="true" fo:min-height="0.689cm" fo:min-width="6.855cm"/>
    </style:style>
    <style:style style:name="gr12" style:family="graphic" style:parent-style-name="headline1">
      <style:graphic-properties draw:textarea-horizontal-align="left" draw:auto-grow-height="true" draw:auto-grow-width="true" fo:min-height="0.689cm" fo:min-width="7.966cm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headline1">
      <style:graphic-properties draw:textarea-horizontal-align="left" draw:auto-grow-height="true" draw:auto-grow-width="true" fo:min-height="0.689cm" fo:min-width="6.22cm"/>
    </style:style>
    <style:style style:name="gr15" style:family="graphic" style:parent-style-name="objectwithoutfill">
      <style:graphic-properties draw:fill="none" draw:textarea-horizontal-align="center" draw:textarea-vertical-align="middle"/>
    </style:style>
    <style:style style:name="gr16" style:family="graphic" style:parent-style-name="headline1">
      <style:graphic-properties draw:textarea-horizontal-align="left" draw:auto-grow-height="true" draw:auto-grow-width="true" fo:min-height="0.689cm" fo:min-width="7.357cm"/>
    </style:style>
    <style:style style:name="gr17" style:family="graphic" style:parent-style-name="headline1">
      <style:graphic-properties draw:textarea-horizontal-align="left" draw:auto-grow-height="true" draw:auto-grow-width="true" fo:min-height="0.689cm" fo:min-width="4.791cm"/>
    </style:style>
    <style:style style:name="gr18" style:family="graphic" style:parent-style-name="headline1">
      <style:graphic-properties draw:textarea-horizontal-align="left" draw:auto-grow-height="true" draw:auto-grow-width="true" fo:min-height="0.689cm" fo:min-width="4.262cm"/>
    </style:style>
    <style:style style:name="gr19" style:family="graphic" style:parent-style-name="headline1">
      <style:graphic-properties draw:textarea-horizontal-align="left" draw:auto-grow-height="true" draw:auto-grow-width="true" fo:min-height="0.689cm" fo:min-width="4.02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ellipse draw:style-name="gr1" draw:text-style-name="P2" draw:id="id1" draw:layer="layout" svg:width="3.5cm" svg:height="0.5cm" svg:x="26cm" svg:y="1.698cm">
          <text:p text:style-name="P1">module_declaration</text:p>
        </draw:ellipse>
        <draw:ellipse draw:style-name="gr1" draw:text-style-name="P2" draw:id="id2" draw:layer="layout" svg:width="3cm" svg:height="0.5cm" svg:x="12cm" svg:y="3.198cm">
          <text:p text:style-name="P1">module_keyword</text:p>
        </draw:ellipse>
        <draw:connector draw:style-name="gr2" draw:text-style-name="P2" draw:layer="layout" draw:type="curve" svg:x1="26cm" svg:y1="1.948cm" svg:x2="13.5cm" svg:y2="3.198cm" draw:start-shape="id1" draw:start-glue-point="3" draw:end-shape="id2" draw:end-glue-point="0">
          <text:p text:style-name="P3"/>
        </draw:connector>
        <draw:ellipse draw:style-name="gr1" draw:text-style-name="P2" draw:id="id3" draw:layer="layout" svg:width="6.5cm" svg:height="0.5cm" svg:x="2cm" svg:y="57.698cm">
          <text:p text:style-name="P1">module_identifier</text:p>
        </draw:ellipse>
        <draw:connector draw:style-name="gr3" draw:text-style-name="P2" draw:layer="layout" draw:type="curve" svg:x1="26cm" svg:y1="1.948cm" svg:x2="5.25cm" svg:y2="57.698cm" draw:start-shape="id1" draw:start-glue-point="3" draw:end-shape="id3" draw:end-glue-point="0">
          <text:p text:style-name="P3"/>
        </draw:connector>
        <draw:ellipse draw:style-name="gr1" draw:text-style-name="P2" draw:id="id4" draw:layer="layout" svg:width="3cm" svg:height="0.5cm" svg:x="18cm" svg:y="6.198cm">
          <text:p text:style-name="P1">list_of_ports</text:p>
        </draw:ellipse>
        <draw:connector draw:style-name="gr3" draw:text-style-name="P2" draw:layer="layout" draw:type="curve" svg:x1="27.75cm" svg:y1="2.198cm" svg:x2="19.5cm" svg:y2="6.198cm" draw:start-shape="id1" draw:start-glue-point="2" draw:end-shape="id4" draw:end-glue-point="0">
          <text:p text:style-name="P3"/>
        </draw:connector>
        <draw:ellipse draw:style-name="gr4" draw:text-style-name="P2" draw:id="id6" draw:layer="layout" svg:width="3.5cm" svg:height="0.5cm" svg:x="35cm" svg:y="10.698cm">
          <text:p text:style-name="P1">module_item</text:p>
        </draw:ellipse>
        <draw:ellipse draw:style-name="gr1" draw:text-style-name="P2" draw:id="id5" draw:layer="layout" svg:width="4.5cm" svg:height="0.5cm" svg:x="23.106cm" svg:y="6.698cm">
          <text:p text:style-name="P1">list_of_port_declarations</text:p>
        </draw:ellipse>
        <draw:ellipse draw:style-name="gr4" draw:text-style-name="P2" draw:id="id8" draw:layer="layout" svg:width="4.5cm" svg:height="0.5cm" svg:x="40cm" svg:y="10.698cm">
          <text:p text:style-name="P1">non_port_module_item</text:p>
        </draw:ellipse>
        <draw:ellipse draw:style-name="gr5" draw:text-style-name="P2" draw:id="id7" draw:layer="layout" svg:width="3cm" svg:height="0.5cm" svg:x="30cm" svg:y="3.698cm">
          <text:p text:style-name="P1">'endmodule'</text:p>
        </draw:ellipse>
        <draw:connector draw:style-name="gr3" draw:text-style-name="P2" draw:layer="layout" draw:type="curve" svg:x1="27.75cm" svg:y1="2.198cm" svg:x2="25.356cm" svg:y2="6.698cm" draw:start-shape="id1" draw:start-glue-point="2" draw:end-shape="id5" draw:end-glue-point="0">
          <text:p text:style-name="P3"/>
        </draw:connector>
        <draw:connector draw:style-name="gr3" draw:text-style-name="P2" draw:layer="layout" draw:type="curve" svg:x1="29.5cm" svg:y1="1.948cm" svg:x2="36.75cm" svg:y2="10.698cm" draw:start-shape="id1" draw:start-glue-point="1" draw:end-shape="id6" draw:end-glue-point="0">
          <text:p text:style-name="P3"/>
        </draw:connector>
        <draw:connector draw:style-name="gr3" draw:text-style-name="P2" draw:layer="layout" draw:type="curve" svg:x1="29.5cm" svg:y1="1.948cm" svg:x2="31.5cm" svg:y2="3.698cm" draw:start-shape="id1" draw:start-glue-point="1" draw:end-shape="id7" draw:end-glue-point="0">
          <text:p text:style-name="P3"/>
        </draw:connector>
        <draw:connector draw:style-name="gr3" draw:text-style-name="P2" draw:layer="layout" draw:type="curve" svg:x1="29.5cm" svg:y1="1.948cm" svg:x2="42.25cm" svg:y2="10.698cm" draw:start-shape="id1" draw:start-glue-point="1" draw:end-shape="id8" draw:end-glue-point="0">
          <text:p text:style-name="P3"/>
        </draw:connector>
        <draw:line draw:style-name="gr6" draw:text-style-name="P2" draw:layer="layout" svg:x1="0.5cm" svg:y1="10.198cm" svg:x2="58.868cm" svg:y2="10.198cm">
          <text:p text:style-name="P3"/>
        </draw:line>
        <draw:ellipse draw:style-name="gr5" draw:text-style-name="P2" draw:id="id9" draw:layer="layout" svg:width="3cm" svg:height="0.5cm" svg:x="3.5cm" svg:y="4.698cm">
          <text:p text:style-name="P1">'module'</text:p>
        </draw:ellipse>
        <draw:ellipse draw:style-name="gr5" draw:text-style-name="P2" draw:id="id10" draw:layer="layout" svg:width="3cm" svg:height="0.5cm" svg:x="7cm" svg:y="4.698cm">
          <text:p text:style-name="P1">'macromodule'</text:p>
        </draw:ellipse>
        <draw:connector draw:style-name="gr3" draw:text-style-name="P2" draw:layer="layout" draw:type="curve" svg:x1="12cm" svg:y1="3.448cm" svg:x2="5cm" svg:y2="4.698cm" draw:start-shape="id2" draw:start-glue-point="3" draw:end-shape="id9" draw:end-glue-point="0">
          <text:p text:style-name="P3"/>
        </draw:connector>
        <draw:connector draw:style-name="gr3" draw:text-style-name="P2" draw:layer="layout" draw:type="curve" svg:x1="12cm" svg:y1="3.448cm" svg:x2="8.5cm" svg:y2="4.698cm" draw:start-shape="id2" draw:start-glue-point="3" draw:end-shape="id10" draw:end-glue-point="0">
          <text:p text:style-name="P3"/>
        </draw:connector>
        <draw:line draw:style-name="gr6" draw:text-style-name="P2" draw:layer="layout" svg:x1="0.5cm" svg:y1="5.698cm" svg:x2="58.868cm" svg:y2="5.698cm">
          <text:p text:style-name="P3"/>
        </draw:line>
        <draw:ellipse draw:style-name="gr5" draw:text-style-name="P2" draw:id="id11" draw:layer="layout" svg:width="7cm" svg:height="0.5cm" svg:x="11cm" svg:y="61.198cm">
          <text:p text:style-name="P1">identifier</text:p>
        </draw:ellipse>
        <draw:connector draw:style-name="gr3" draw:text-style-name="P2" draw:layer="layout" draw:type="curve" svg:x1="5.25cm" svg:y1="58.198cm" svg:x2="11cm" svg:y2="61.448cm" draw:start-shape="id3" draw:start-glue-point="2" draw:end-shape="id11" draw:end-glue-point="3">
          <text:p text:style-name="P3"/>
        </draw:connector>
        <draw:ellipse draw:style-name="gr1" draw:text-style-name="P2" draw:id="id12" draw:layer="layout" svg:width="3cm" svg:height="0.5cm" svg:x="17.5cm" svg:y="7.198cm">
          <text:p text:style-name="P1">port</text:p>
        </draw:ellipse>
        <draw:connector draw:style-name="gr3" draw:text-style-name="P2" draw:layer="layout" draw:type="curve" svg:x1="19.5cm" svg:y1="6.698cm" svg:x2="19cm" svg:y2="7.198cm" draw:start-shape="id4" draw:start-glue-point="2" draw:end-shape="id12" draw:end-glue-point="0">
          <text:p text:style-name="P3"/>
        </draw:connector>
        <draw:ellipse draw:style-name="gr1" draw:text-style-name="P2" draw:id="id13" draw:layer="layout" svg:width="3.5cm" svg:height="0.5cm" svg:x="17cm" svg:y="8.198cm">
          <text:p text:style-name="P1">port_expression</text:p>
        </draw:ellipse>
        <draw:ellipse draw:style-name="gr1" draw:text-style-name="P2" draw:id="id14" draw:layer="layout" svg:width="8.332cm" svg:height="0.5cm" svg:x="11.5cm" svg:y="55.198cm">
          <text:p text:style-name="P1">port_identifier</text:p>
        </draw:ellipse>
        <draw:connector draw:style-name="gr3" draw:text-style-name="P2" draw:layer="layout" draw:type="curve" svg:x1="19cm" svg:y1="7.698cm" svg:x2="18.75cm" svg:y2="8.198cm" draw:start-shape="id12" draw:start-glue-point="2" draw:end-shape="id13" draw:end-glue-point="0">
          <text:p text:style-name="P3"/>
        </draw:connector>
        <draw:connector draw:style-name="gr3" draw:text-style-name="P2" draw:layer="layout" draw:type="curve" svg:x1="17.5cm" svg:y1="7.448cm" svg:x2="11.5cm" svg:y2="55.448cm" draw:start-shape="id12" draw:start-glue-point="3" draw:end-shape="id14" draw:end-glue-point="3">
          <text:p text:style-name="P3"/>
        </draw:connector>
        <draw:connector draw:style-name="gr3" draw:text-style-name="P2" draw:layer="layout" draw:type="curve" svg:x1="15.666cm" svg:y1="55.698cm" svg:x2="14.5cm" svg:y2="61.198cm" draw:start-shape="id14" draw:start-glue-point="2" draw:end-shape="id11" draw:end-glue-point="0">
          <text:p text:style-name="P3"/>
        </draw:connector>
        <draw:ellipse draw:style-name="gr4" draw:text-style-name="P1" draw:id="id15" draw:layer="layout" svg:width="3.5cm" svg:height="0.5cm" svg:x="16cm" svg:y="9.198cm">
          <text:p text:style-name="P1">port_reference</text:p>
        </draw:ellipse>
        <draw:frame draw:style-name="gr7" draw:layer="layout" svg:width="13.443cm" svg:height="0.746cm" svg:x="1cm" svg:y="2.198cm">
          <draw:text-box>
            <text:p text:style-name="P3">A.1.3 Module &amp; Primitive Source Text</text:p>
          </draw:text-box>
        </draw:frame>
        <draw:frame draw:style-name="gr8" draw:layer="layout" svg:width="11.919cm" svg:height="0.746cm" svg:x="1cm" svg:y="6.198cm">
          <draw:text-box>
            <text:p text:style-name="P3">A.1.4 Module Parameters &amp; Ports</text:p>
          </draw:text-box>
        </draw:frame>
        <draw:connector draw:style-name="gr3" draw:text-style-name="P2" draw:layer="layout" draw:type="curve" svg:x1="16cm" svg:y1="9.448cm" svg:x2="11.5cm" svg:y2="55.448cm" draw:start-shape="id15" draw:start-glue-point="3" draw:end-shape="id14" draw:end-glue-point="3">
          <text:p text:style-name="P3"/>
        </draw:connector>
        <draw:line draw:style-name="gr6" draw:text-style-name="P2" draw:layer="layout" svg:x1="0.5cm" svg:y1="54.198cm" svg:x2="58.868cm" svg:y2="54.198cm">
          <text:p text:style-name="P3"/>
        </draw:line>
        <draw:frame draw:style-name="gr9" draw:layer="layout" svg:width="5.781cm" svg:height="0.746cm" svg:x="1cm" svg:y="54.698cm">
          <draw:text-box>
            <text:p text:style-name="P3">A.9.3 Identifiers</text:p>
          </draw:text-box>
        </draw:frame>
        <draw:frame draw:style-name="gr10" draw:layer="layout" svg:width="6.949cm" svg:height="0.746cm" svg:x="1cm" svg:y="10.698cm">
          <draw:text-box>
            <text:p text:style-name="P3">A.1.5 Module Items</text:p>
          </draw:text-box>
        </draw:frame>
        <draw:line draw:style-name="gr6" draw:text-style-name="P2" draw:layer="layout" svg:x1="0.5cm" svg:y1="12.698cm" svg:x2="58.868cm" svg:y2="12.698cm">
          <text:p text:style-name="P3"/>
        </draw:line>
        <draw:frame draw:style-name="gr11" draw:layer="layout" svg:width="8.951cm" svg:height="0.746cm" svg:x="1cm" svg:y="13.198cm">
          <draw:text-box>
            <text:p text:style-name="P3">A.2.1.2 Port Declarations</text:p>
          </draw:text-box>
        </draw:frame>
        <draw:ellipse draw:style-name="gr4" draw:text-style-name="P2" draw:id="id16" draw:layer="layout" svg:width="5cm" svg:height="0.5cm" svg:x="23.606cm" svg:y="8.198cm">
          <text:p text:style-name="P1">port_declaration</text:p>
        </draw:ellipse>
        <draw:connector draw:style-name="gr3" draw:text-style-name="P2" draw:layer="layout" draw:type="curve" svg:x1="25.356cm" svg:y1="7.198cm" svg:x2="26.106cm" svg:y2="8.198cm" draw:start-shape="id5" draw:start-glue-point="2" draw:end-shape="id16" draw:end-glue-point="0">
          <text:p text:style-name="P3"/>
        </draw:connector>
        <draw:ellipse draw:style-name="gr4" draw:text-style-name="P2" draw:id="id17" draw:layer="layout" svg:width="4.5cm" svg:height="0.5cm" svg:x="21.606cm" svg:y="13.698cm">
          <text:p text:style-name="P1">input_declaration</text:p>
        </draw:ellipse>
        <draw:ellipse draw:style-name="gr4" draw:text-style-name="P2" draw:id="id18" draw:layer="layout" svg:width="4.5cm" svg:height="0.5cm" svg:x="32.106cm" svg:y="13.698cm">
          <text:p text:style-name="P1">output_declaration</text:p>
        </draw:ellipse>
        <draw:ellipse draw:style-name="gr4" draw:text-style-name="P2" draw:id="id19" draw:layer="layout" svg:width="4.5cm" svg:height="0.5cm" svg:x="26.606cm" svg:y="13.698cm">
          <text:p text:style-name="P1">inout_declaration</text:p>
        </draw:ellipse>
        <draw:connector draw:style-name="gr3" draw:text-style-name="P2" draw:layer="layout" draw:type="curve" svg:x1="26.106cm" svg:y1="8.698cm" svg:x2="23.856cm" svg:y2="13.698cm" draw:start-shape="id16" draw:start-glue-point="2" draw:end-shape="id17" draw:end-glue-point="0">
          <text:p text:style-name="P3"/>
        </draw:connector>
        <draw:connector draw:style-name="gr3" draw:text-style-name="P2" draw:layer="layout" draw:type="curve" svg:x1="26.106cm" svg:y1="8.698cm" svg:x2="34.356cm" svg:y2="13.698cm" draw:start-shape="id16" draw:start-glue-point="2" draw:end-shape="id18" draw:end-glue-point="0">
          <text:p text:style-name="P3"/>
        </draw:connector>
        <draw:connector draw:style-name="gr3" draw:text-style-name="P2" draw:layer="layout" draw:type="curve" svg:x1="26.106cm" svg:y1="8.698cm" svg:x2="28.856cm" svg:y2="13.698cm" draw:start-shape="id16" draw:start-glue-point="2" draw:end-shape="id19" draw:end-glue-point="0">
          <text:p text:style-name="P3"/>
        </draw:connector>
        <draw:ellipse draw:style-name="gr5" draw:text-style-name="P2" draw:id="id20" draw:layer="layout" svg:width="2.5cm" svg:height="0.5cm" svg:x="20.106cm" svg:y="16.198cm">
          <text:p text:style-name="P1">'input'</text:p>
        </draw:ellipse>
        <draw:line draw:style-name="gr6" draw:text-style-name="P2" draw:layer="layout" svg:x1="0.5cm" svg:y1="17.198cm" svg:x2="58.868cm" svg:y2="17.198cm">
          <text:p text:style-name="P3"/>
        </draw:line>
        <draw:frame draw:style-name="gr12" draw:layer="layout" svg:width="10.221cm" svg:height="0.746cm" svg:x="1cm" svg:y="17.509cm">
          <draw:text-box>
            <text:p text:style-name="P3">A.2.2.1 Net &amp; Variable Types</text:p>
          </draw:text-box>
        </draw:frame>
        <draw:ellipse draw:style-name="gr1" draw:text-style-name="P2" draw:id="id21" draw:layer="layout" svg:width="3.5cm" svg:height="0.5cm" svg:x="22.606cm" svg:y="17.698cm">
          <text:p text:style-name="P1">net_type</text:p>
        </draw:ellipse>
        <draw:connector draw:style-name="gr3" draw:text-style-name="P2" draw:layer="layout" draw:type="curve" svg:x1="21.606cm" svg:y1="13.948cm" svg:x2="21.356cm" svg:y2="16.198cm" draw:start-shape="id17" draw:start-glue-point="3" draw:end-shape="id20" draw:end-glue-point="0">
          <text:p text:style-name="P3"/>
        </draw:connector>
        <draw:connector draw:style-name="gr3" draw:text-style-name="P2" draw:layer="layout" draw:type="curve" svg:x1="23.856cm" svg:y1="14.198cm" svg:x2="24.356cm" svg:y2="17.698cm" draw:start-shape="id17" draw:start-glue-point="2" draw:end-shape="id21" draw:end-glue-point="0">
          <text:p text:style-name="P3"/>
        </draw:connector>
        <draw:g>
          <draw:ellipse draw:style-name="gr5" draw:text-style-name="P2" draw:layer="layout" svg:width="2.394cm" svg:height="0.5cm" svg:x="17.5cm" svg:y="19.698cm">
            <text:p text:style-name="P1">'supply1'</text:p>
          </draw:ellipse>
          <draw:ellipse draw:style-name="gr5" draw:text-style-name="P2" draw:layer="layout" svg:width="2cm" svg:height="0.5cm" svg:x="17cm" svg:y="21.698cm">
            <text:p text:style-name="P1">'triand'</text:p>
          </draw:ellipse>
          <draw:ellipse draw:style-name="gr5" draw:text-style-name="P2" draw:layer="layout" svg:width="2cm" svg:height="0.5cm" svg:x="17cm" svg:y="20.698cm">
            <text:p text:style-name="P1">'wand'</text:p>
          </draw:ellipse>
          <draw:ellipse draw:style-name="gr5" draw:text-style-name="P2" draw:layer="layout" svg:width="2cm" svg:height="0.5cm" svg:x="22cm" svg:y="21.698cm">
            <text:p text:style-name="P1">'tri0'</text:p>
          </draw:ellipse>
          <draw:ellipse draw:style-name="gr5" draw:text-style-name="P2" draw:layer="layout" svg:width="2cm" svg:height="0.5cm" svg:x="19.5cm" svg:y="21.698cm">
            <text:p text:style-name="P1">'trior'</text:p>
          </draw:ellipse>
          <draw:ellipse draw:style-name="gr5" draw:text-style-name="P2" draw:layer="layout" svg:width="2cm" svg:height="0.5cm" svg:x="19.5cm" svg:y="20.698cm">
            <text:p text:style-name="P1">'wor'</text:p>
          </draw:ellipse>
          <draw:ellipse draw:style-name="gr5" draw:text-style-name="P2" draw:layer="layout" svg:width="1.894cm" svg:height="0.5cm" svg:x="14.606cm" svg:y="21.698cm">
            <text:p text:style-name="P1">'tri'</text:p>
          </draw:ellipse>
          <draw:ellipse draw:style-name="gr5" draw:text-style-name="P2" draw:layer="layout" svg:width="2.394cm" svg:height="0.5cm" svg:x="14.606cm" svg:y="19.698cm">
            <text:p text:style-name="P1">'supply0'</text:p>
          </draw:ellipse>
          <draw:ellipse draw:style-name="gr5" draw:text-style-name="P2" draw:layer="layout" svg:width="2cm" svg:height="0.5cm" svg:x="24.5cm" svg:y="21.698cm">
            <text:p text:style-name="P1">'tri1'</text:p>
          </draw:ellipse>
          <draw:ellipse draw:style-name="gr5" draw:text-style-name="P2" draw:layer="layout" svg:width="1.894cm" svg:height="0.5cm" svg:x="14.606cm" svg:y="20.698cm">
            <text:p text:style-name="P1">'wire'</text:p>
          </draw:ellipse>
          <draw:rect draw:style-name="gr13" draw:text-style-name="P2" draw:id="id22" draw:layer="layout" svg:width="12.894cm" svg:height="3.5cm" svg:x="14.106cm" svg:y="19.198cm">
            <text:p text:style-name="P3"/>
          </draw:rect>
        </draw:g>
        <draw:connector draw:style-name="gr3" draw:text-style-name="P2" draw:layer="layout" draw:type="curve" svg:x1="24.356cm" svg:y1="18.198cm" svg:x2="20.553cm" svg:y2="19.198cm" draw:start-shape="id21" draw:start-glue-point="2" draw:end-shape="id22" draw:end-glue-point="0">
          <text:p text:style-name="P3"/>
        </draw:connector>
        <draw:line draw:style-name="gr6" draw:text-style-name="P2" draw:layer="layout" svg:x1="0.5cm" svg:y1="24.698cm" svg:x2="58.868cm" svg:y2="24.698cm">
          <text:p text:style-name="P3"/>
        </draw:line>
        <draw:frame draw:style-name="gr14" draw:layer="layout" svg:width="8.096cm" svg:height="0.746cm" svg:x="1cm" svg:y="25.198cm">
          <draw:text-box>
            <text:p text:style-name="P3">A.2.3 Declaration Lists</text:p>
          </draw:text-box>
        </draw:frame>
        <draw:ellipse draw:style-name="gr1" draw:text-style-name="P2" draw:id="id23" draw:layer="layout" svg:width="15cm" svg:height="0.5cm" svg:x="14.606cm" svg:y="25.698cm">
          <text:p text:style-name="P1">list_of_port_identifiers</text:p>
        </draw:ellipse>
        <draw:connector draw:style-name="gr3" draw:text-style-name="P2" draw:layer="layout" draw:type="curve" svg:x1="14.606cm" svg:y1="25.948cm" svg:x2="11.5cm" svg:y2="55.448cm" draw:start-shape="id23" draw:start-glue-point="3" draw:end-shape="id14" draw:end-glue-point="3">
          <text:p text:style-name="P3"/>
        </draw:connector>
        <draw:connector draw:style-name="gr3" draw:text-style-name="P2" draw:layer="layout" draw:type="curve" svg:x1="21.606cm" svg:y1="13.948cm" svg:x2="14.606cm" svg:y2="25.948cm" draw:start-shape="id17" draw:start-glue-point="3" draw:end-shape="id23" draw:end-glue-point="3">
          <text:p text:style-name="P3"/>
        </draw:connector>
        <draw:ellipse draw:style-name="gr5" draw:text-style-name="P2" draw:id="id24" draw:layer="layout" svg:width="2.5cm" svg:height="0.5cm" svg:x="25.606cm" svg:y="16.198cm">
          <text:p text:style-name="P1">'inout'</text:p>
        </draw:ellipse>
        <draw:connector draw:style-name="gr3" draw:text-style-name="P2" draw:layer="layout" draw:type="curve" draw:line-skew="0.188cm 0.531cm" svg:x1="26.606cm" svg:y1="13.948cm" svg:x2="26.856cm" svg:y2="16.198cm" draw:start-shape="id19" draw:start-glue-point="3" draw:end-shape="id24" draw:end-glue-point="0">
          <text:p text:style-name="P3"/>
        </draw:connector>
        <draw:connector draw:style-name="gr3" draw:text-style-name="P2" draw:layer="layout" draw:type="curve" svg:x1="28.856cm" svg:y1="14.198cm" svg:x2="26.106cm" svg:y2="17.948cm" draw:start-shape="id19" draw:start-glue-point="2" draw:end-shape="id21" draw:end-glue-point="1">
          <text:p text:style-name="P3"/>
        </draw:connector>
        <draw:ellipse draw:style-name="gr5" draw:text-style-name="P2" draw:id="id25" draw:layer="layout" svg:width="2.5cm" svg:height="0.5cm" svg:x="29.606cm" svg:y="16.198cm">
          <text:p text:style-name="P1">'output'</text:p>
        </draw:ellipse>
        <draw:connector draw:style-name="gr3" draw:text-style-name="P2" draw:layer="layout" draw:type="curve" svg:x1="32.106cm" svg:y1="13.948cm" svg:x2="30.856cm" svg:y2="16.198cm" draw:start-shape="id18" draw:start-glue-point="3" draw:end-shape="id25" draw:end-glue-point="0">
          <text:p text:style-name="P3"/>
        </draw:connector>
        <draw:connector draw:style-name="gr3" draw:text-style-name="P2" draw:layer="layout" draw:type="curve" svg:x1="34.356cm" svg:y1="14.198cm" svg:x2="29.606cm" svg:y2="25.948cm" draw:start-shape="id18" draw:start-glue-point="2" draw:end-shape="id23" draw:end-glue-point="1">
          <text:p text:style-name="P3"/>
        </draw:connector>
        <draw:connector draw:style-name="gr3" draw:text-style-name="P2" draw:layer="layout" draw:type="curve" svg:x1="34.356cm" svg:y1="14.198cm" svg:x2="26.106cm" svg:y2="17.948cm" draw:start-shape="id18" draw:start-glue-point="2" draw:end-shape="id21" draw:end-glue-point="1">
          <text:p text:style-name="P3"/>
        </draw:connector>
        <draw:ellipse draw:style-name="gr4" draw:text-style-name="P2" draw:id="id26" draw:layer="layout" svg:width="9cm" svg:height="0.5cm" svg:x="20cm" svg:y="27.698cm">
          <text:p text:style-name="P1">list_of_variable_port_identifiers</text:p>
        </draw:ellipse>
        <draw:connector draw:style-name="gr3" draw:text-style-name="P2" draw:layer="layout" draw:type="curve" svg:x1="34.356cm" svg:y1="14.198cm" svg:x2="29cm" svg:y2="27.948cm" draw:start-shape="id18" draw:start-glue-point="2" draw:end-shape="id26" draw:end-glue-point="1">
          <text:p text:style-name="P3"/>
        </draw:connector>
        <draw:connector draw:style-name="gr3" draw:text-style-name="P2" draw:layer="layout" draw:type="curve" svg:x1="20cm" svg:y1="27.948cm" svg:x2="15.666cm" svg:y2="55.198cm" draw:start-shape="id26" draw:start-glue-point="3" draw:end-shape="id14" draw:end-glue-point="0">
          <text:p text:style-name="P3"/>
        </draw:connector>
        <draw:ellipse draw:style-name="gr1" draw:text-style-name="P2" draw:id="id27" draw:layer="layout" svg:width="4cm" svg:height="0.5cm" svg:x="28.5cm" svg:y="19.698cm">
          <text:p text:style-name="P1">output_variable_type</text:p>
        </draw:ellipse>
        <draw:g draw:id="id28">
          <draw:ellipse draw:style-name="gr5" draw:text-style-name="P2" draw:layer="layout" svg:width="2.032cm" svg:height="0.5cm" svg:x="28.924cm" svg:y="21.698cm">
            <text:p text:style-name="P1">'integer'</text:p>
          </draw:ellipse>
          <draw:ellipse draw:style-name="gr5" draw:text-style-name="P2" draw:layer="layout" svg:width="2.032cm" svg:height="0.5cm" svg:x="28.924cm" svg:y="22.698cm">
            <text:p text:style-name="P1">'time'</text:p>
          </draw:ellipse>
          <draw:rect draw:style-name="gr15" draw:text-style-name="P2" draw:layer="layout" svg:width="3.394cm" svg:height="2.5cm" svg:x="28.5cm" svg:y="21.198cm">
            <text:p text:style-name="P3"/>
          </draw:rect>
        </draw:g>
        <draw:connector draw:style-name="gr3" draw:text-style-name="P2" draw:layer="layout" draw:type="curve" svg:x1="30.5cm" svg:y1="20.198cm" svg:x2="30.197cm" svg:y2="21.198cm" draw:start-shape="id27" draw:start-glue-point="2" draw:end-shape="id28" draw:end-glue-point="0">
          <text:p text:style-name="P3"/>
        </draw:connector>
        <draw:connector draw:style-name="gr3" draw:text-style-name="P2" draw:layer="layout" draw:type="curve" svg:x1="34.356cm" svg:y1="14.198cm" svg:x2="30.5cm" svg:y2="19.698cm" draw:start-shape="id18" draw:start-glue-point="2" draw:end-shape="id27" draw:end-glue-point="0">
          <text:p text:style-name="P3"/>
        </draw:connector>
        <draw:ellipse draw:style-name="gr4" draw:text-style-name="P2" draw:id="id29" draw:layer="layout" svg:width="4.5cm" svg:height="0.5cm" svg:x="38.5cm" svg:y="11.698cm">
          <text:p text:style-name="P1">module_or_generate_item</text:p>
        </draw:ellipse>
        <draw:connector draw:style-name="gr3" draw:text-style-name="P2" draw:layer="layout" draw:type="curve" svg:x1="36.75cm" svg:y1="11.198cm" svg:x2="38.5cm" svg:y2="11.948cm" draw:start-shape="id6" draw:start-glue-point="2" draw:end-shape="id29" draw:end-glue-point="3">
          <text:p text:style-name="P3"/>
        </draw:connector>
        <draw:connector draw:style-name="gr3" draw:text-style-name="P2" draw:layer="layout" draw:type="curve" svg:x1="42.25cm" svg:y1="11.198cm" svg:x2="40.75cm" svg:y2="11.698cm" draw:start-shape="id8" draw:start-glue-point="2" draw:end-shape="id29" draw:end-glue-point="0">
          <text:p text:style-name="P3"/>
        </draw:connector>
        <draw:ellipse draw:style-name="gr4" draw:text-style-name="P2" draw:id="id30" draw:layer="layout" svg:width="5cm" svg:height="0.5cm" svg:x="32cm" svg:y="30.198cm">
          <text:p text:style-name="P1">module_instantiation</text:p>
        </draw:ellipse>
        <draw:line draw:style-name="gr6" draw:text-style-name="P2" draw:layer="layout" svg:x1="0.5cm" svg:y1="29.698cm" svg:x2="58.868cm" svg:y2="29.698cm">
          <text:p text:style-name="P3"/>
        </draw:line>
        <draw:frame draw:style-name="gr16" draw:layer="layout" svg:width="9.662cm" svg:height="0.746cm" svg:x="1cm" svg:y="30.198cm">
          <draw:text-box>
            <text:p text:style-name="P3">A.4.1 Module Instanciation</text:p>
          </draw:text-box>
        </draw:frame>
        <draw:connector draw:style-name="gr3" draw:text-style-name="P2" draw:layer="layout" draw:type="curve" svg:x1="40.75cm" svg:y1="12.198cm" svg:x2="34.5cm" svg:y2="30.198cm" draw:start-shape="id29" draw:start-glue-point="2" draw:end-shape="id30">
          <text:p text:style-name="P3"/>
        </draw:connector>
        <draw:connector draw:style-name="gr3" draw:text-style-name="P2" draw:layer="layout" draw:type="curve" draw:line-skew="8cm" svg:x1="32cm" svg:y1="30.448cm" svg:x2="8.5cm" svg:y2="57.948cm" draw:start-shape="id30" draw:start-glue-point="3" draw:end-shape="id3" draw:end-glue-point="1">
          <text:p text:style-name="P3"/>
        </draw:connector>
        <draw:ellipse draw:style-name="gr1" draw:text-style-name="P2" draw:id="id31" draw:layer="layout" svg:width="4.5cm" svg:height="0.5cm" svg:x="34cm" svg:y="31.198cm">
          <text:p text:style-name="P1">module_instance</text:p>
        </draw:ellipse>
        <draw:ellipse draw:style-name="gr4" draw:text-style-name="P2" draw:id="id32" draw:layer="layout" svg:width="4.5cm" svg:height="0.5cm" svg:x="31.5cm" svg:y="34.198cm">
          <text:p text:style-name="P1">name_of_instance</text:p>
        </draw:ellipse>
        <draw:ellipse draw:style-name="gr1" draw:text-style-name="P2" draw:id="id33" draw:layer="layout" svg:width="6cm" svg:height="0.5cm" svg:x="39cm" svg:y="32.198cm">
          <text:p text:style-name="P1">list_of_port_connections</text:p>
        </draw:ellipse>
        <draw:connector draw:style-name="gr3" draw:text-style-name="P2" draw:layer="layout" draw:type="curve" svg:x1="34.5cm" svg:y1="30.698cm" svg:x2="36.25cm" svg:y2="31.198cm" draw:start-shape="id30" draw:start-glue-point="2" draw:end-shape="id31" draw:end-glue-point="0">
          <text:p text:style-name="P3"/>
        </draw:connector>
        <draw:connector draw:style-name="gr3" draw:text-style-name="P2" draw:layer="layout" draw:type="curve" svg:x1="36.25cm" svg:y1="31.698cm" svg:x2="33.75cm" svg:y2="34.198cm" draw:start-shape="id31" draw:start-glue-point="2" draw:end-shape="id32" draw:end-glue-point="0">
          <text:p text:style-name="P3"/>
        </draw:connector>
        <draw:connector draw:style-name="gr3" draw:text-style-name="P2" draw:layer="layout" draw:type="curve" svg:x1="38.5cm" svg:y1="31.448cm" svg:x2="42cm" svg:y2="32.198cm" draw:start-shape="id31" draw:start-glue-point="1" draw:end-shape="id33" draw:end-glue-point="0">
          <text:p text:style-name="P3"/>
        </draw:connector>
        <draw:ellipse draw:style-name="gr1" draw:text-style-name="P2" draw:id="id34" draw:layer="layout" svg:width="4.5cm" svg:height="0.5cm" svg:x="35cm" svg:y="55.698cm">
          <text:p text:style-name="P1">module_instance_identifier</text:p>
        </draw:ellipse>
        <draw:ellipse draw:style-name="gr1" draw:text-style-name="P2" draw:id="id35" draw:layer="layout" svg:width="4.5cm" svg:height="0.5cm" svg:x="28.5cm" svg:y="57.698cm">
          <text:p text:style-name="P1">arrayed_identifier</text:p>
        </draw:ellipse>
        <draw:connector draw:style-name="gr3" draw:text-style-name="P2" draw:layer="layout" draw:type="curve" svg:x1="35cm" svg:y1="55.948cm" svg:x2="33cm" svg:y2="57.948cm" draw:start-shape="id34" draw:start-glue-point="3" draw:end-shape="id35" draw:end-glue-point="1">
          <text:p text:style-name="P3"/>
        </draw:connector>
        <draw:ellipse draw:style-name="gr4" draw:text-style-name="P2" draw:id="id36" draw:layer="layout" svg:width="4.5cm" svg:height="0.5cm" svg:x="19.5cm" svg:y="59.198cm">
          <text:p text:style-name="P1">simple_arrayed_identifier</text:p>
        </draw:ellipse>
        <draw:ellipse draw:style-name="gr4" draw:text-style-name="P2" draw:id="id37" draw:layer="layout" svg:width="4.5cm" svg:height="0.5cm" svg:x="25cm" svg:y="59.198cm">
          <text:p text:style-name="P1">escaped_arrayed_identifier</text:p>
        </draw:ellipse>
        <draw:connector draw:style-name="gr3" draw:text-style-name="P2" draw:layer="layout" draw:type="curve" svg:x1="28.5cm" svg:y1="57.948cm" svg:x2="21.75cm" svg:y2="59.198cm" draw:start-shape="id35" draw:start-glue-point="3" draw:end-shape="id36" draw:end-glue-point="0">
          <text:p text:style-name="P3"/>
        </draw:connector>
        <draw:connector draw:style-name="gr3" draw:text-style-name="P2" draw:layer="layout" draw:type="curve" svg:x1="30.75cm" svg:y1="58.198cm" svg:x2="27.25cm" svg:y2="59.198cm" draw:start-shape="id35" draw:start-glue-point="2" draw:end-shape="id37">
          <text:p text:style-name="P3"/>
        </draw:connector>
        <draw:connector draw:style-name="gr3" draw:text-style-name="P2" draw:layer="layout" draw:type="curve" svg:x1="21.75cm" svg:y1="59.698cm" svg:x2="18cm" svg:y2="61.448cm" draw:start-shape="id36" draw:start-glue-point="2" draw:end-shape="id11" draw:end-glue-point="1">
          <text:p text:style-name="P3"/>
        </draw:connector>
        <draw:connector draw:style-name="gr3" draw:text-style-name="P2" draw:layer="layout" draw:type="curve" svg:x1="27.25cm" svg:y1="59.698cm" svg:x2="18cm" svg:y2="61.448cm" draw:start-shape="id37" draw:start-glue-point="2" draw:end-shape="id11" draw:end-glue-point="1">
          <text:p text:style-name="P3"/>
        </draw:connector>
        <draw:connector draw:style-name="gr3" draw:text-style-name="P2" draw:layer="layout" draw:type="curve" svg:x1="33.75cm" svg:y1="34.698cm" svg:x2="37.25cm" svg:y2="55.698cm" draw:start-shape="id32" draw:start-glue-point="2" draw:end-shape="id34" draw:end-glue-point="0">
          <text:p text:style-name="P3"/>
        </draw:connector>
        <draw:ellipse draw:style-name="gr4" draw:text-style-name="P2" draw:id="id38" draw:layer="layout" svg:width="5.5cm" svg:height="0.5cm" svg:x="39.5cm" svg:y="33.698cm">
          <text:p text:style-name="P1">ordered_port_connection</text:p>
        </draw:ellipse>
        <draw:ellipse draw:style-name="gr4" draw:text-style-name="P2" draw:id="id39" draw:layer="layout" svg:width="5.5cm" svg:height="0.5cm" svg:x="47.5cm" svg:y="34.198cm">
          <text:p text:style-name="P1">named_port_connection</text:p>
        </draw:ellipse>
        <draw:connector draw:style-name="gr3" draw:text-style-name="P2" draw:layer="layout" draw:type="curve" svg:x1="42cm" svg:y1="32.698cm" svg:x2="42.25cm" svg:y2="33.698cm" draw:start-shape="id33" draw:start-glue-point="2" draw:end-shape="id38" draw:end-glue-point="0">
          <text:p text:style-name="P3"/>
        </draw:connector>
        <draw:connector draw:style-name="gr3" draw:text-style-name="P2" draw:layer="layout" draw:type="curve" svg:x1="45cm" svg:y1="32.448cm" svg:x2="50.25cm" svg:y2="34.198cm" draw:start-shape="id33" draw:start-glue-point="1" draw:end-shape="id39" draw:end-glue-point="0">
          <text:p text:style-name="P3"/>
        </draw:connector>
        <draw:ellipse draw:style-name="gr4" draw:text-style-name="P2" draw:id="id40" draw:layer="layout" svg:width="3.5cm" svg:height="0.5cm" svg:x="42cm" svg:y="39.698cm">
          <text:p text:style-name="P1">expression</text:p>
        </draw:ellipse>
        <draw:g draw:id="id41">
          <draw:ellipse draw:style-name="gr5" draw:text-style-name="P2" draw:layer="layout" svg:width="1cm" svg:height="0.5cm" svg:x="53.754cm" svg:y="36.944cm">
            <text:p text:style-name="P1">'.'</text:p>
          </draw:ellipse>
          <draw:ellipse draw:style-name="gr5" draw:text-style-name="P2" draw:layer="layout" svg:width="1cm" svg:height="0.5cm" svg:x="55.254cm" svg:y="36.944cm">
            <text:p text:style-name="P1">'('</text:p>
          </draw:ellipse>
          <draw:ellipse draw:style-name="gr5" draw:text-style-name="P2" draw:layer="layout" svg:width="1cm" svg:height="0.5cm" svg:x="56.754cm" svg:y="36.944cm">
            <text:p text:style-name="P1">')'</text:p>
          </draw:ellipse>
          <draw:rect draw:style-name="gr15" draw:text-style-name="P2" draw:layer="layout" svg:width="4.5cm" svg:height="1cm" svg:x="53.5cm" svg:y="36.698cm">
            <text:p text:style-name="P3"/>
          </draw:rect>
        </draw:g>
        <draw:connector draw:style-name="gr3" draw:text-style-name="P2" draw:layer="layout" draw:type="curve" svg:x1="47.5cm" svg:y1="34.448cm" svg:x2="45.5cm" svg:y2="39.948cm" draw:start-shape="id39" draw:start-glue-point="3" draw:end-shape="id40" draw:end-glue-point="1">
          <text:p text:style-name="P3"/>
        </draw:connector>
        <draw:connector draw:style-name="gr3" draw:text-style-name="P2" draw:layer="layout" draw:type="curve" svg:x1="42.25cm" svg:y1="34.198cm" svg:x2="43.75cm" svg:y2="39.698cm" draw:start-shape="id38" draw:start-glue-point="2" draw:end-shape="id40" draw:end-glue-point="0">
          <text:p text:style-name="P3"/>
        </draw:connector>
        <draw:connector draw:style-name="gr3" draw:text-style-name="P2" draw:layer="layout" draw:type="curve" svg:x1="53cm" svg:y1="34.448cm" svg:x2="55.75cm" svg:y2="36.698cm" draw:start-shape="id39" draw:start-glue-point="1" draw:end-shape="id41" draw:end-glue-point="0">
          <text:p text:style-name="P3"/>
        </draw:connector>
        <draw:connector draw:style-name="gr3" draw:text-style-name="P2" draw:layer="layout" draw:type="curve" svg:x1="50.25cm" svg:y1="34.698cm" svg:x2="15.666cm" svg:y2="55.198cm" draw:start-shape="id39" draw:start-glue-point="2" draw:end-shape="id14">
          <text:p text:style-name="P3"/>
        </draw:connector>
        <draw:line draw:style-name="gr6" draw:text-style-name="P2" draw:layer="layout" svg:x1="0.5cm" svg:y1="39.009cm" svg:x2="58.868cm" svg:y2="39.009cm">
          <text:p text:style-name="P3"/>
        </draw:line>
        <draw:frame draw:style-name="gr17" draw:layer="layout" svg:width="6.267cm" svg:height="0.746cm" svg:x="1cm" svg:y="39.509cm">
          <draw:text-box>
            <text:p text:style-name="P3">A.8.3 Expressions</text:p>
          </draw:text-box>
        </draw:frame>
        <draw:line draw:style-name="gr6" draw:text-style-name="P2" draw:layer="layout" svg:x1="0.5cm" svg:y1="49.698cm" svg:x2="58.868cm" svg:y2="49.698cm">
          <text:p text:style-name="P3"/>
        </draw:line>
        <draw:frame draw:style-name="gr18" draw:layer="layout" svg:width="5.505cm" svg:height="0.746cm" svg:x="1cm" svg:y="50.198cm">
          <draw:text-box>
            <text:p text:style-name="P3">A.8.4 Primaries</text:p>
          </draw:text-box>
        </draw:frame>
        <draw:ellipse draw:style-name="gr4" draw:text-style-name="P2" draw:id="id42" draw:layer="layout" svg:width="4.5cm" svg:height="0.5cm" svg:x="41.5cm" svg:y="50.698cm">
          <text:p text:style-name="P1">primary</text:p>
        </draw:ellipse>
        <draw:connector draw:style-name="gr3" draw:text-style-name="P2" draw:layer="layout" draw:type="curve" svg:x1="43.75cm" svg:y1="40.198cm" svg:x2="43.75cm" svg:y2="50.698cm" draw:start-shape="id40" draw:start-glue-point="2" draw:end-shape="id42" draw:end-glue-point="0">
          <text:p text:style-name="P3"/>
        </draw:connector>
        <draw:line draw:style-name="gr6" draw:text-style-name="P2" draw:layer="layout" svg:x1="0.5cm" svg:y1="63.198cm" svg:x2="58.868cm" svg:y2="63.198cm">
          <text:p text:style-name="P3"/>
        </draw:line>
        <draw:frame draw:style-name="gr19" draw:layer="layout" svg:width="5.285cm" svg:height="0.746cm" svg:x="1cm" svg:y="63.698cm">
          <draw:text-box>
            <text:p text:style-name="P3">A.8.7 Numbers</text:p>
          </draw:text-box>
        </draw:frame>
        <draw:ellipse draw:style-name="gr5" draw:text-style-name="P2" draw:id="id43" draw:layer="layout" svg:width="4.5cm" svg:height="0.5cm" svg:x="42cm" svg:y="64.198cm">
          <text:p text:style-name="P1">number</text:p>
        </draw:ellipse>
        <draw:connector draw:style-name="gr3" draw:text-style-name="P2" draw:layer="layout" draw:type="curve" svg:x1="43.75cm" svg:y1="51.198cm" svg:x2="44.25cm" svg:y2="64.198cm" draw:start-shape="id42" draw:start-glue-point="2" draw:end-shape="id43" draw:end-glue-point="0">
          <text:p text:style-name="P3"/>
        </draw:connector>
        <draw:ellipse draw:style-name="gr5" draw:text-style-name="P2" draw:id="id44" draw:layer="layout" svg:width="1.5cm" svg:height="0.5cm" svg:x="28cm" svg:y="4.198cm">
          <text:p text:style-name="P1">';'</text:p>
        </draw:ellipse>
        <draw:connector draw:style-name="gr3" draw:text-style-name="P2" draw:layer="layout" draw:type="curve" svg:x1="27.75cm" svg:y1="2.198cm" svg:x2="28.75cm" svg:y2="4.198cm" draw:start-shape="id1" draw:start-glue-point="2" draw:end-shape="id44" draw:end-glue-point="0">
          <text:p text:style-name="P3"/>
        </draw:connector>
        <draw:connector draw:style-name="gr3" draw:text-style-name="P2" draw:layer="layout" draw:type="curve" svg:x1="18.75cm" svg:y1="8.698cm" svg:x2="17.75cm" svg:y2="9.198cm" draw:start-shape="id13" draw:start-glue-point="2" draw:end-shape="id15" draw:end-glue-point="0">
          <text:p text:style-name="P3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cm" draw:marker-start-center="false" draw:marker-end-width="0.2cm" draw:marker-end-center="false" draw:fill="none" draw:fill-color="#5c8526" draw:fill-gradient-name="Gradient_20_7" draw:fill-hatch-name="Hatch_20_1" draw:fill-image-name="Bitmape_20_1" draw:fill-image-width="0cm" draw:fill-image-height="0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fo:color="#000000" style:text-outline="false" style:text-line-through-style="none" fo:font-family="'Times New Roman'" style:font-family-generic="roman" style:font-pitch="variable" fo:font-size="10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NF_5f_Satisfied" style:display-name="BNF_Satisfied" style:family="graphic" style:parent-style-name="standard">
      <style:graphic-properties draw:fill="solid" draw:fill-color="#ff0000"/>
      <style:text-properties fo:color="#ffffff"/>
    </style:style>
    <style:style style:name="BNF_5f_Incomplete" style:display-name="BNF_Incomplete" style:family="graphic" style:parent-style-name="standard">
      <style:graphic-properties draw:stroke="dash" draw:stroke-dash="Ultrafine_20_2_20_Dots_20_3_20_Dashes" draw:fill="solid" draw:fill-color="#ccccff"/>
      <style:text-properties fo:color="#000000"/>
    </style:style>
    <style:style style:name="BNF_5f_Leaf" style:display-name="BNF_Leaf" style:family="graphic" style:parent-style-name="standard">
      <style:graphic-properties draw:fill="solid" draw:fill-color="#000000"/>
      <style:text-properties fo:color="#ffffff"/>
    </style:style>
  </office:styles>
  <office:automatic-styles>
    <style:page-layout style:name="PM0">
      <style:page-layout-properties fo:margin-top="1.698cm" fo:margin-bottom="1.735cm" fo:margin-left="0.5cm" fo:margin-right="0.532cm" fo:page-width="59.4cm" fo:page-height="84.1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Marty</meta:initial-creator>
    <meta:creation-date>2007-07-25T21:19:41</meta:creation-date>
    <dc:creator>Marty</dc:creator>
    <dc:date>2007-07-26T23:51:53</dc:date>
    <dc:language>en-US</dc:language>
    <meta:editing-cycles>30</meta:editing-cycles>
    <meta:editing-duration>PT6H19M10S</meta:editing-duration>
    <meta:user-defined meta:name="Info 1"/>
    <meta:user-defined meta:name="Info 2"/>
    <meta:user-defined meta:name="Info 3"/>
    <meta:user-defined meta:name="Info 4"/>
    <meta:document-statistic meta:object-count="139"/>
  </office:meta>
</office:document-meta>
</file>